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nd Siliguri" svg:font-family="'Hind Siligur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164dd1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fo:letter-spacing="normal" officeooo:paragraph-rsid="00164dd1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style:font-name="Ubuntu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style:font-name="Ubuntu" fo:letter-spacing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style:font-name="Ubuntu" fo:letter-spacing="normal" officeooo:paragraph-rsid="00164dd1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style:font-name="Ubuntu" fo:letter-spacing="normal" fo:font-weight="bold" officeooo:rsid="00164dd1" officeooo:paragraph-rsid="00164dd1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style:font-name="Ubuntu" fo:letter-spacing="normal" fo:font-weight="bold" officeooo:rsid="00164dd1" officeooo:paragraph-rsid="00164dd1" fo:background-color="#ffff00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style:font-name="Ubuntu" fo:letter-spacing="normal" fo:font-weight="bold" fo:background-color="#ffff00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style:font-name="Ubuntu" fo:letter-spacing="normal" fo:font-weight="bold" officeooo:paragraph-rsid="00164dd1" fo:background-color="#ffff00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style:font-name="Ubuntu" fo:letter-spacing="normal" officeooo:rsid="00164dd1" officeooo:paragraph-rsid="00164dd1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101828" loext:opacity="100%" style:font-name="Ubuntu" fo:letter-spacing="normal" fo:font-weight="normal" officeooo:paragraph-rsid="00164dd1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101828" loext:opacity="100%" style:font-name="Hind Siliguri" fo:font-size="12pt" fo:letter-spacing="normal" fo:font-style="normal" fo:font-weight="normal"/>
    </style:style>
    <style:style style:name="T3" style:family="text">
      <style:text-properties fo:font-variant="normal" fo:text-transform="none" fo:color="#101828" loext:opacity="100%" fo:letter-spacing="normal"/>
    </style:style>
    <style:style style:name="T4" style:family="text">
      <style:text-properties fo:font-variant="normal" fo:text-transform="none" fo:color="#101828" loext:opacity="100%" fo:font-size="12pt" fo:letter-spacing="normal" fo:font-style="normal" fo:font-weight="normal"/>
    </style:style>
    <style:style style:name="T5" style:family="text">
      <style:text-properties fo:font-variant="normal" fo:text-transform="none" fo:color="#101828" loext:opacity="100%" style:font-name="Ubuntu" fo:font-size="12pt" fo:letter-spacing="normal" fo:font-style="normal" fo:font-weight="normal"/>
    </style:style>
    <style:style style:name="T6" style:family="text">
      <style:text-properties fo:font-variant="normal" fo:text-transform="none" fo:color="#101828" loext:opacity="100%" style:font-name="Ubuntu" fo:letter-spacing="normal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style:font-name="Ubuntu" fo:font-weight="normal" style:font-weight-asian="normal" style:font-weight-complex="normal"/>
    </style:style>
    <style:style style:name="T10" style:family="text">
      <style:text-properties style:font-name="Ubuntu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5">Task 1:</text:span></text:span></text:p>
      <text:p text:style-name="P4">Create a new migration file to add a new table named "categories" to the database. The table should have the following columns:</text:p>
      <text:p text:style-name="P2"><text:span text:style-name="Strong_20_Emphasis"><text:span text:style-name="T6"/></text:span></text:p>
      <text:p text:style-name="P4">id (primary key, auto-increment)</text:p>
      <text:p text:style-name="P4">name (string)</text:p>
      <text:p text:style-name="P4">created_at (timestamp)</text:p>
      <text:p text:style-name="P4">updated_at (timestamp)</text:p>
      <text:p text:style-name="P5"/>
      <text:p text:style-name="P7">ANS:</text:p>
      <text:p text:style-name="P11">To create a new migration file to add a new table named "categories" to the database, you can use the following command:</text:p>
      <text:p text:style-name="P11"/>
      <text:p text:style-name="P8">php artisan make:migration create_categories_table --create=categories</text:p>
      <text:p text:style-name="P5"/>
      <text:p text:style-name="P5">This command will generate a new migration file in the database/migrations directory. Open the generated migration file and add the following code:</text:p>
      <text:p text:style-name="P5"/>
      <text:p text:style-name="P9">&lt;?php</text:p>
      <text:p text:style-name="P9"/>
      <text:p text:style-name="P9">use Illuminate\Database\Migrations\Migration;</text:p>
      <text:p text:style-name="P9">use Illuminate\Database\Schema\Blueprint;</text:p>
      <text:p text:style-name="P9">use Illuminate\Support\Facades\Schema;</text:p>
      <text:p text:style-name="P9"/>
      <text:p text:style-name="P9">class CreateCategoriesTable extends Migration</text:p>
      <text:p text:style-name="P9">{</text:p>
      <text:p text:style-name="P9"><text:s text:c="4"/>public function up()</text:p>
      <text:p text:style-name="P9"><text:s text:c="4"/>{</text:p>
      <text:p text:style-name="P9"><text:s text:c="8"/>Schema::create('categories', function (Blueprint $table) {</text:p>
      <text:p text:style-name="P9"><text:s text:c="12"/>$table-&gt;increments('id');</text:p>
      <text:p text:style-name="P9"><text:s text:c="12"/>$table-&gt;string('name');</text:p>
      <text:p text:style-name="P9"><text:s text:c="12"/>$table-&gt;timestamp('created_at')-&gt;nullable();</text:p>
      <text:p text:style-name="P9"><text:s text:c="12"/>$table-&gt;timestamp('updated_at')-&gt;nullable();</text:p>
      <text:p text:style-name="P9"><text:s text:c="8"/>});</text:p>
      <text:p text:style-name="P9"><text:s text:c="4"/>}</text:p>
      <text:p text:style-name="P9"/>
      <text:p text:style-name="P9"><text:s text:c="4"/>public function down()</text:p>
      <text:p text:style-name="P9"><text:s text:c="4"/>{</text:p>
      <text:p text:style-name="P9"><text:s text:c="8"/>Schema::dropIfExists('categories');</text:p>
      <text:p text:style-name="P9"><text:s text:c="4"/>}</text:p>
      <text:p text:style-name="P9">}</text:p>
      <text:p text:style-name="P5"/>
      <text:p text:style-name="P5">Save the file and then run the migration using the following command:</text:p>
      <text:p text:style-name="P5"/>
      <text:p text:style-name="P9">php artisan migrate</text:p>
      <text:p text:style-name="P5"/>
      <text:p text:style-name="P1"><text:span text:style-name="Strong_20_Emphasis"><text:span text:style-name="T5">Task 2:</text:span></text:span></text:p>
      <text:p text:style-name="P4"><text:soft-page-break/>Create a new model named "Category" associated with the "categories" table. Define the necessary properties and relationships.</text:p>
      <text:p text:style-name="P6"/>
      <text:p text:style-name="P11">ANS:</text:p>
      <text:p text:style-name="P6">To create a new model named "Category" associated with the "categories" table, you can use the following command:</text:p>
      <text:p text:style-name="P6"/>
      <text:p text:style-name="P10">php artisan make:model Category</text:p>
      <text:p text:style-name="P10"/>
      <text:p text:style-name="P12">This command will generate a new model file named "Category.php" in the app/Models directory. Open the generated model file and add the necessary properties and relationships:</text:p>
      <text:p text:style-name="P12"/>
      <text:p text:style-name="P10">&lt;?php</text:p>
      <text:p text:style-name="P10"/>
      <text:p text:style-name="P10">namespace App\Models;</text:p>
      <text:p text:style-name="P10"/>
      <text:p text:style-name="P10">use Illuminate\Database\Eloquent\Model;</text:p>
      <text:p text:style-name="P10"/>
      <text:p text:style-name="P10">class Category extends Model</text:p>
      <text:p text:style-name="P10">{</text:p>
      <text:p text:style-name="P10"><text:s text:c="4"/>protected $fillable = ['name'];</text:p>
      <text:p text:style-name="P10"/>
      <text:p text:style-name="P10"><text:s text:c="4"/>public function posts()</text:p>
      <text:p text:style-name="P10"><text:s text:c="4"/>{</text:p>
      <text:p text:style-name="P10"><text:s text:c="8"/>return $this-&gt;hasMany(Post::class);</text:p>
      <text:p text:style-name="P10"><text:s text:c="4"/>}</text:p>
      <text:p text:style-name="P10">}</text:p>
      <text:p text:style-name="P6"/>
      <text:p text:style-name="P1"><text:span text:style-name="Strong_20_Emphasis"><text:span text:style-name="T5">Task 3:</text:span></text:span></text:p>
      <text:p text:style-name="P4">Write a migration file to add a foreign key constraint to the "posts" table. The foreign key should reference the "categories" table on the "category_id" column.</text:p>
      <text:p text:style-name="P6"/>
      <text:p text:style-name="P11">ANS:</text:p>
      <text:p text:style-name="P11"/>
      <text:p text:style-name="P6">To write a migration file to add a foreign key constraint to the "posts" table, you can create a new migration using the following command:</text:p>
      <text:p text:style-name="P6"/>
      <text:p text:style-name="P10">php artisan make:migration add_category_id_to_posts_table –table=posts</text:p>
      <text:p text:style-name="P10"/>
      <text:p text:style-name="P12">Open the generated migration file and add the following code:</text:p>
      <text:p text:style-name="P12"/>
      <text:p text:style-name="P10">&lt;?php</text:p>
      <text:p text:style-name="P10"/>
      <text:p text:style-name="P10">use Illuminate\Database\Migrations\Migration;</text:p>
      <text:p text:style-name="P10">use Illuminate\Database\Schema\Blueprint;</text:p>
      <text:p text:style-name="P10">use Illuminate\Support\Facades\Schema;</text:p>
      <text:p text:style-name="P10"><text:soft-page-break/></text:p>
      <text:p text:style-name="P10">class AddCategoryIdToPostsTable extends Migration</text:p>
      <text:p text:style-name="P10">{</text:p>
      <text:p text:style-name="P10"><text:s text:c="4"/>public function up()</text:p>
      <text:p text:style-name="P10"><text:s text:c="4"/>{</text:p>
      <text:p text:style-name="P10"><text:s text:c="8"/>Schema::table('posts', function (Blueprint $table) {</text:p>
      <text:p text:style-name="P10"><text:s text:c="12"/>$table-&gt;unsignedBigInteger('category_id')-&gt;after('id')-&gt;nullable();</text:p>
      <text:p text:style-name="P10"/>
      <text:p text:style-name="P10"><text:s text:c="12"/>$table-&gt;foreign('category_id')</text:p>
      <text:p text:style-name="P10"><text:s text:c="16"/>-&gt;references('id')</text:p>
      <text:p text:style-name="P10"><text:s text:c="16"/>-&gt;on('categories')</text:p>
      <text:p text:style-name="P10"><text:s text:c="16"/>-&gt;onDelete('restrict');</text:p>
      <text:p text:style-name="P10"><text:s text:c="8"/>});</text:p>
      <text:p text:style-name="P10"><text:s text:c="4"/>}</text:p>
      <text:p text:style-name="P10"/>
      <text:p text:style-name="P10"><text:s text:c="4"/>public function down()</text:p>
      <text:p text:style-name="P10"><text:s text:c="4"/>{</text:p>
      <text:p text:style-name="P10"><text:s text:c="8"/>Schema::table('posts', function (Blueprint $table) {</text:p>
      <text:p text:style-name="P10"><text:s text:c="12"/>$table-&gt;dropForeign(['category_id']);</text:p>
      <text:p text:style-name="P10"><text:s text:c="12"/>$table-&gt;dropColumn('category_id');</text:p>
      <text:p text:style-name="P10"><text:s text:c="8"/>});</text:p>
      <text:p text:style-name="P10"><text:s text:c="4"/>}</text:p>
      <text:p text:style-name="P10">}</text:p>
      <text:p text:style-name="P10"/>
      <text:p text:style-name="P12">Save the file and then run the migration using the following command:</text:p>
      <text:p text:style-name="P10"/>
      <text:p text:style-name="P10">php artisan migrate</text:p>
      <text:p text:style-name="P10"/>
      <text:p text:style-name="P1"><text:span text:style-name="Strong_20_Emphasis"><text:span text:style-name="T5">Task 4:</text:span></text:span></text:p>
      <text:p text:style-name="P4">Create a relationship between the "Post" and "Category" models. A post belongs to a category, and a category can have multiple posts.</text:p>
      <text:p text:style-name="P6"/>
      <text:p text:style-name="P11">ANS:</text:p>
      <text:p text:style-name="P11"/>
      <text:p text:style-name="P3"><text:span text:style-name="Strong_20_Emphasis"><text:span text:style-name="T9">To create a relationship between the "Post" and "Category" models, open the "Post" model file (app/Models/Post.php) and add the following code:</text:span></text:span></text:p>
      <text:p text:style-name="P3"><text:span text:style-name="Strong_20_Emphasis"><text:span text:style-name="T9"/></text:span></text:p>
      <text:p text:style-name="P3"><text:span text:style-name="Strong_20_Emphasis"><text:span text:style-name="T10">&lt;?php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namespace App\Models;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use Illuminate\Database\Eloquent\Model;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class Post extends Model</text:span></text:span></text:p>
      <text:p text:style-name="P3"><text:span text:style-name="Strong_20_Emphasis"><text:span text:style-name="T10">{</text:span></text:span></text:p>
      <text:p text:style-name="P3"><text:span text:style-name="Strong_20_Emphasis"><text:span text:style-name="T10"><text:s text:c="4"/>protected $fillable = ['title', 'content', 'category_id'];</text:span></text:span></text:p>
      <text:p text:style-name="P3"><text:span text:style-name="Strong_20_Emphasis"><text:span text:style-name="T10"/></text:span></text:p>
      <text:p text:style-name="P3"><text:soft-page-break/><text:span text:style-name="Strong_20_Emphasis"><text:span text:style-name="T10"><text:s text:c="4"/>public function category()</text:span></text:span></text:p>
      <text:p text:style-name="P3"><text:span text:style-name="Strong_20_Emphasis"><text:span text:style-name="T10"><text:s text:c="4"/>{</text:span></text:span></text:p>
      <text:p text:style-name="P3"><text:span text:style-name="Strong_20_Emphasis"><text:span text:style-name="T10"><text:s text:c="8"/>return $this-&gt;belongsTo(Category::class);</text:span></text:span></text:p>
      <text:p text:style-name="P3"><text:span text:style-name="Strong_20_Emphasis"><text:span text:style-name="T10"><text:s text:c="4"/>}</text:span></text:span></text:p>
      <text:p text:style-name="P3"><text:span text:style-name="Strong_20_Emphasis"><text:span text:style-name="T10">}</text:span></text:span></text:p>
      <text:p text:style-name="P3"><text:span text:style-name="Strong_20_Emphasis"><text:span text:style-name="T10"/></text:span></text:p>
      <text:p text:style-name="P1"><text:span text:style-name="Strong_20_Emphasis"><text:span text:style-name="T5">Task 5:</text:span></text:span></text:p>
      <text:p text:style-name="P4">Write a query using Eloquent ORM to retrieve all posts along with their associated categories. Make sure to eager load the categories to optimize the query.</text:p>
      <text:p text:style-name="P6"/>
      <text:p text:style-name="P11">ANS:</text:p>
      <text:p text:style-name="P3"><text:span text:style-name="Strong_20_Emphasis"><text:span text:style-name="T6"/></text:span></text:p>
      <text:p text:style-name="P6">To retrieve all posts along with their associated categories using Eloquent ORM, you can use the following code:</text:p>
      <text:p text:style-name="P6"/>
      <text:p text:style-name="P10">$posts = Post::with('category')-&gt;get();</text:p>
      <text:p text:style-name="P10"/>
      <text:p text:style-name="P10">foreach ($posts as $post) {</text:p>
      <text:p text:style-name="P10"><text:s text:c="4"/>echo "Post: {$post-&gt;title}\n";</text:p>
      <text:p text:style-name="P10"><text:s text:c="4"/>echo "Category: {$post-&gt;category-&gt;name}\n";</text:p>
      <text:p text:style-name="P10"><text:s text:c="4"/>echo "\n";</text:p>
      <text:p text:style-name="P10">}</text:p>
      <text:p text:style-name="P6"/>
      <text:p text:style-name="P1"><text:span text:style-name="Strong_20_Emphasis"><text:span text:style-name="T5">Task 6:</text:span></text:span></text:p>
      <text:p text:style-name="P4">Implement a method in the "Post" model to get the total number of posts belonging to a specific category. The method should accept the category ID as a parameter and return the count.</text:p>
      <text:p text:style-name="P6"/>
      <text:p text:style-name="P11">ANS:</text:p>
      <text:p text:style-name="P3"><text:span text:style-name="Strong_20_Emphasis"><text:span text:style-name="T6"/></text:span></text:p>
      <text:p text:style-name="P6">To implement a method in the "Post" model to get the total number of posts belonging to a specific category, open the "Post" model file (app/Models/Post.php) and add the following code:</text:p>
      <text:p text:style-name="P6"/>
      <text:p text:style-name="P10">&lt;?php</text:p>
      <text:p text:style-name="P10"/>
      <text:p text:style-name="P10">namespace App\Models;</text:p>
      <text:p text:style-name="P10"/>
      <text:p text:style-name="P10">use Illuminate\Database\Eloquent\Model;</text:p>
      <text:p text:style-name="P10"/>
      <text:p text:style-name="P10">class Post extends Model</text:p>
      <text:p text:style-name="P10">{</text:p>
      <text:p text:style-name="P10"><text:s text:c="4"/>protected $fillable = ['title', 'content', 'category_id'];</text:p>
      <text:p text:style-name="P10"/>
      <text:p text:style-name="P10"><text:s text:c="4"/>public function category()</text:p>
      <text:p text:style-name="P10"><text:s text:c="4"/>{</text:p>
      <text:p text:style-name="P10"><text:s text:c="8"/>return $this-&gt;belongsTo(Category::class);</text:p>
      <text:p text:style-name="P10"><text:soft-page-break/><text:s text:c="4"/>}</text:p>
      <text:p text:style-name="P10"/>
      <text:p text:style-name="P10"><text:s text:c="4"/>public static function countPostsByCategory($categoryId)</text:p>
      <text:p text:style-name="P10"><text:s text:c="4"/>{</text:p>
      <text:p text:style-name="P10"><text:s text:c="8"/>return self::where('category_id', $categoryId)-&gt;count();</text:p>
      <text:p text:style-name="P10"><text:s text:c="4"/>}</text:p>
      <text:p text:style-name="P10">}</text:p>
      <text:p text:style-name="P3"><text:span text:style-name="Strong_20_Emphasis"><text:span text:style-name="T6"/></text:span></text:p>
      <text:p text:style-name="P1"><text:span text:style-name="Strong_20_Emphasis"><text:span text:style-name="T5">Task 7:</text:span></text:span></text:p>
      <text:p text:style-name="P4">Create a new route in the web.php file to handle the following URL pattern: "/posts/{id}/delete". Implement the corresponding controller method to delete a post by its ID. Soft delete should be used.</text:p>
      <text:p text:style-name="P6"/>
      <text:p text:style-name="P11">ANS:</text:p>
      <text:p text:style-name="P11"/>
      <text:p text:style-name="P6">To create a new route in the web.php file to handle the URL pattern "/posts/{id}/delete" and implement the corresponding controller method to delete a post by its ID using soft delete, you can add the following code to the routes/web.php file:</text:p>
      <text:p text:style-name="P6"/>
      <text:p text:style-name="P10">use App\Http\Controllers\PostController;</text:p>
      <text:p text:style-name="P10"/>
      <text:p text:style-name="P10">Route::get('/posts/{id}/delete', [PostController::class, 'delete'])-&gt;name('posts.delete');</text:p>
      <text:p text:style-name="P6"/>
      <text:p text:style-name="P6">This code defines a GET route that maps to the delete method of the PostController class. Make sure to replace PostController with the actual name of your controller class.</text:p>
      <text:p text:style-name="P6"/>
      <text:p text:style-name="P6">In your PostController, you can define the delete method as follows:</text:p>
      <text:p text:style-name="P6"/>
      <text:p text:style-name="P10">&lt;?php</text:p>
      <text:p text:style-name="P10"/>
      <text:p text:style-name="P10">namespace App\Http\Controllers;</text:p>
      <text:p text:style-name="P10"/>
      <text:p text:style-name="P10">use App\Models\Post;</text:p>
      <text:p text:style-name="P10"/>
      <text:p text:style-name="P10">class PostController extends Controller</text:p>
      <text:p text:style-name="P10">{</text:p>
      <text:p text:style-name="P10"><text:s text:c="4"/>public function delete($id)</text:p>
      <text:p text:style-name="P10"><text:s text:c="4"/>{</text:p>
      <text:p text:style-name="P10"><text:s text:c="8"/>$post = Post::findOrFail($id);</text:p>
      <text:p text:style-name="P10"><text:s text:c="8"/>$post-&gt;delete();</text:p>
      <text:p text:style-name="P10"/>
      <text:p text:style-name="P10"><text:s text:c="8"/>// Redirect or return a response</text:p>
      <text:p text:style-name="P10"><text:s text:c="4"/>}</text:p>
      <text:p text:style-name="P10">}</text:p>
      <text:p text:style-name="P6"/>
      <text:p text:style-name="P1"><text:span text:style-name="Strong_20_Emphasis"><text:span text:style-name="T5">Task 8:</text:span></text:span></text:p>
      <text:p text:style-name="P4"><text:soft-page-break/>Implement a method in the "Post" model to get all posts that have been soft deleted. The method should return a collection of soft deleted posts.</text:p>
      <text:p text:style-name="P6"/>
      <text:p text:style-name="P11">ANS:</text:p>
      <text:p text:style-name="P3"><text:span text:style-name="Strong_20_Emphasis"><text:span text:style-name="T6"/></text:span></text:p>
      <text:p text:style-name="P6">To implement a method in the "Post" model to get all posts that have been soft deleted, open the "Post" model file (app/Models/Post.php) and add the following code:</text:p>
      <text:p text:style-name="P3"><text:span text:style-name="Strong_20_Emphasis"><text:span text:style-name="T6"/></text:span></text:p>
      <text:p text:style-name="P3"><text:span text:style-name="Strong_20_Emphasis"><text:span text:style-name="T10">&lt;?php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namespace App\Models;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use Illuminate\Database\Eloquent\Model;</text:span></text:span></text:p>
      <text:p text:style-name="P3"><text:span text:style-name="Strong_20_Emphasis"><text:span text:style-name="T10">use Illuminate\Database\Eloquent\SoftDeletes;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class Post extends Model</text:span></text:span></text:p>
      <text:p text:style-name="P3"><text:span text:style-name="Strong_20_Emphasis"><text:span text:style-name="T10">{</text:span></text:span></text:p>
      <text:p text:style-name="P3"><text:span text:style-name="Strong_20_Emphasis"><text:span text:style-name="T10"><text:s text:c="4"/>use SoftDeletes;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<text:s text:c="4"/>protected $fillable = ['title', 'content', 'category_id'];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<text:s text:c="4"/>public function category()</text:span></text:span></text:p>
      <text:p text:style-name="P3"><text:span text:style-name="Strong_20_Emphasis"><text:span text:style-name="T10"><text:s text:c="4"/>{</text:span></text:span></text:p>
      <text:p text:style-name="P3"><text:span text:style-name="Strong_20_Emphasis"><text:span text:style-name="T10"><text:s text:c="8"/>return $this-&gt;belongsTo(Category::class);</text:span></text:span></text:p>
      <text:p text:style-name="P3"><text:span text:style-name="Strong_20_Emphasis"><text:span text:style-name="T10"><text:s text:c="4"/>}</text:span></text:span></text:p>
      <text:p text:style-name="P3"><text:span text:style-name="Strong_20_Emphasis"><text:span text:style-name="T10"/></text:span></text:p>
      <text:p text:style-name="P3"><text:span text:style-name="Strong_20_Emphasis"><text:span text:style-name="T10"><text:s text:c="4"/>public static function getSoftDeletedPosts()</text:span></text:span></text:p>
      <text:p text:style-name="P3"><text:span text:style-name="Strong_20_Emphasis"><text:span text:style-name="T10"><text:s text:c="4"/>{</text:span></text:span></text:p>
      <text:p text:style-name="P3"><text:span text:style-name="Strong_20_Emphasis"><text:span text:style-name="T10"><text:s text:c="8"/>return self::onlyTrashed()-&gt;get();</text:span></text:span></text:p>
      <text:p text:style-name="P3"><text:span text:style-name="Strong_20_Emphasis"><text:span text:style-name="T10"><text:s text:c="4"/>}</text:span></text:span></text:p>
      <text:p text:style-name="P3"><text:span text:style-name="Strong_20_Emphasis"><text:span text:style-name="T10">}</text:span></text:span></text:p>
      <text:p text:style-name="P3"><text:span text:style-name="Strong_20_Emphasis"><text:span text:style-name="T6"/></text:span></text:p>
      <text:p text:style-name="P1"><text:span text:style-name="Strong_20_Emphasis"><text:span text:style-name="T5">Task 9:</text:span></text:span></text:p>
      <text:p text:style-name="P4">Write a Blade template to display all posts and their associated categories. Use a loop to iterate over the posts and display their details.</text:p>
      <text:p text:style-name="P6"/>
      <text:p text:style-name="P11">ANS:</text:p>
      <text:p text:style-name="P6">To write a Blade template to display all posts and their associated categories, create a new Blade template file (e.g., posts.blade.php) and add the following code:</text:p>
      <text:p text:style-name="P6"/>
      <text:p text:style-name="P10">@foreach ($posts as $post)</text:p>
      <text:p text:style-name="P10"><text:s text:c="4"/>&lt;h2&gt;{{ $post-&gt;title }}&lt;/h2&gt;</text:p>
      <text:p text:style-name="P10"><text:s text:c="4"/>&lt;p&gt;{{ $post-&gt;content }}&lt;/p&gt;</text:p>
      <text:p text:style-name="P10"><text:s text:c="4"/>&lt;p&gt;Category: {{ $post-&gt;category-&gt;name }}&lt;/p&gt;</text:p>
      <text:p text:style-name="P10">@endforeach</text:p>
      <text:p text:style-name="P3"><text:span text:style-name="Strong_20_Emphasis"><text:span text:style-name="T6"/></text:span></text:p>
      <text:p text:style-name="P1"><text:span text:style-name="Strong_20_Emphasis"><text:span text:style-name="T5">Task 10:</text:span></text:span></text:p>
      <text:p text:style-name="P4"><text:soft-page-break/>Create a new route in the web.php file to handle the following URL pattern: "/categories/{id}/posts". Implement the corresponding controller method to retrieve all posts belonging to a specific category. The category ID should be passed as a parameter to the method.</text:p>
      <text:p text:style-name="P6"/>
      <text:p text:style-name="P11">ANS:</text:p>
      <text:p text:style-name="P3"><text:span text:style-name="Strong_20_Emphasis"><text:span text:style-name="T6"/></text:span></text:p>
      <text:p text:style-name="P6">To create a new route in the web.php file to handle the URL pattern "/categories/{id}/posts" and implement the corresponding controller method to retrieve all posts belonging to a specific category, you can add the following code to the routes/web.php file:</text:p>
      <text:p text:style-name="P6"/>
      <text:p text:style-name="P10">use App\Http\Controllers\CategoryController;</text:p>
      <text:p text:style-name="P10"/>
      <text:p text:style-name="P10">Route::get('/categories/{id}/posts', [CategoryController::class, 'getPosts'])-&gt;name('categories.posts');</text:p>
      <text:p text:style-name="P3"><text:span text:style-name="Strong_20_Emphasis"><text:span text:style-name="T6"/></text:span></text:p>
      <text:p text:style-name="P6">This code defines a GET route that maps to the getPosts method of the CategoryController class. Replace CategoryController with the actual name of your controller class.</text:p>
      <text:p text:style-name="P6">In your CategoryController, you can define the getPosts method as follows:</text:p>
      <text:p text:style-name="P6"/>
      <text:p text:style-name="P10">&lt;?php</text:p>
      <text:p text:style-name="P10"/>
      <text:p text:style-name="P10">namespace App\Http\Controllers;</text:p>
      <text:p text:style-name="P10"/>
      <text:p text:style-name="P10">use App\Models\Category;</text:p>
      <text:p text:style-name="P10"/>
      <text:p text:style-name="P10">class CategoryController extends Controller</text:p>
      <text:p text:style-name="P10">{</text:p>
      <text:p text:style-name="P10"><text:s text:c="4"/>public function getPosts($id)</text:p>
      <text:p text:style-name="P10"><text:s text:c="4"/>{</text:p>
      <text:p text:style-name="P10"><text:s text:c="8"/>$category = Category::findOrFail($id);</text:p>
      <text:p text:style-name="P10"><text:s text:c="8"/>$posts = $category-&gt;posts;</text:p>
      <text:p text:style-name="P10"/>
      <text:p text:style-name="P10"><text:s text:c="8"/>// Return or pass $posts to a view</text:p>
      <text:p text:style-name="P10"><text:s text:c="4"/>}</text:p>
      <text:p text:style-name="P10">}</text:p>
      <text:p text:style-name="P6"/>
      <text:p text:style-name="P1"><text:span text:style-name="Strong_20_Emphasis"><text:span text:style-name="T5">Task 11:</text:span></text:span></text:p>
      <text:p text:style-name="P4">Implement a method in the "Category" model to get the latest post associated with the category. The method should return the post object.</text:p>
      <text:p text:style-name="P6"/>
      <text:p text:style-name="P11">ANS:</text:p>
      <text:p text:style-name="P3"><text:span text:style-name="Strong_20_Emphasis"><text:span text:style-name="T6"/></text:span></text:p>
      <text:p text:style-name="P6"><text:soft-page-break/>To implement a method in the "Category" model to get the latest post associated with the category, open the "Category" model file (app/Models/Category.php) and add the following code:</text:p>
      <text:p text:style-name="P6"/>
      <text:p text:style-name="P10">&lt;?php</text:p>
      <text:p text:style-name="P10"/>
      <text:p text:style-name="P10">namespace App\Models;</text:p>
      <text:p text:style-name="P10"/>
      <text:p text:style-name="P10">use Illuminate\Database\Eloquent\Model;</text:p>
      <text:p text:style-name="P10"/>
      <text:p text:style-name="P10">class Category extends Model</text:p>
      <text:p text:style-name="P10">{</text:p>
      <text:p text:style-name="P10"><text:s text:c="4"/>protected $fillable = ['name'];</text:p>
      <text:p text:style-name="P10"/>
      <text:p text:style-name="P10"><text:s text:c="4"/>public function posts()</text:p>
      <text:p text:style-name="P10"><text:s text:c="4"/>{</text:p>
      <text:p text:style-name="P10"><text:s text:c="8"/>return $this-&gt;hasMany(Post::class);</text:p>
      <text:p text:style-name="P10"><text:s text:c="4"/>}</text:p>
      <text:p text:style-name="P10"/>
      <text:p text:style-name="P10"><text:s text:c="4"/>public function latestPost()</text:p>
      <text:p text:style-name="P10"><text:s text:c="4"/>{</text:p>
      <text:p text:style-name="P10"><text:s text:c="8"/>return $this-&gt;hasOne(Post::class)-&gt;latest();</text:p>
      <text:p text:style-name="P10"><text:s text:c="4"/>}</text:p>
      <text:p text:style-name="P10">}</text:p>
      <text:p text:style-name="P3"><text:span text:style-name="Strong_20_Emphasis"><text:span text:style-name="T6"/></text:span></text:p>
      <text:p text:style-name="P1"><text:span text:style-name="Strong_20_Emphasis"><text:span text:style-name="T5">Task 12:</text:span></text:span></text:p>
      <text:p text:style-name="P4">Write a Blade template to display the latest post for each category. Use a loop to iterate over the categories and display the post details.</text:p>
      <text:p text:style-name="P6"/>
      <text:p text:style-name="P11">ANS:</text:p>
      <text:p text:style-name="P3"><text:span text:style-name="Strong_20_Emphasis"><text:span text:style-name="T6"/></text:span></text:p>
      <text:p text:style-name="P6">To write a Blade template to display the latest post for each category, create a new Blade template file (e.g., latest_posts.blade.php) and add the following code:</text:p>
      <text:p text:style-name="P6"/>
      <text:p text:style-name="P10">@foreach ($categories as $category)</text:p>
      <text:p text:style-name="P10"><text:s text:c="4"/>&lt;h2&gt;{{ $category-&gt;name }}&lt;/h2&gt;</text:p>
      <text:p text:style-name="P10"><text:s text:c="4"/>&lt;p&gt;Latest Post: {{ $category-&gt;latestPost-&gt;title }}&lt;/p&gt;</text:p>
      <text:p text:style-name="P10"><text:s text:c="4"/>&lt;p&gt;{{ $category-&gt;latestPost-&gt;content }}&lt;/p&gt;</text:p>
      <text:p text:style-name="P10">@endforeach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nd Siliguri" svg:font-family="'Hind Siligur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9:33:46.927008254</meta:creation-date>
    <meta:generator>LibreOffice/7.5.4.2$Linux_X86_64 LibreOffice_project/50$Build-2</meta:generator>
    <dc:date>2023-07-02T19:53:05.725532889</dc:date>
    <meta:editing-duration>PT19M14S</meta:editing-duration>
    <meta:editing-cycles>13</meta:editing-cycles>
    <meta:document-statistic meta:table-count="0" meta:image-count="0" meta:object-count="0" meta:page-count="8" meta:paragraph-count="223" meta:word-count="1201" meta:character-count="9422" meta:non-whitespace-character-count="7905"/>
  </office:meta>
</office:document-meta>
</file>